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TableColumn3" style:family="table-column">
      <style:table-column-properties style:column-width="2.2305in" style:use-optimal-column-width="false"/>
    </style:style>
    <style:style style:name="TableColumn4" style:family="table-column">
      <style:table-column-properties style:column-width="2.2312in" style:use-optimal-column-width="false"/>
    </style:style>
    <style:style style:name="TableColumn5" style:family="table-column">
      <style:table-column-properties style:column-width="2.2312in" style:use-optimal-column-width="false"/>
    </style:style>
    <style:style style:name="Table2" style:family="table">
      <style:table-properties style:width="6.693in" fo:margin-left="0in" table:align="left"/>
    </style:style>
    <style:style style:name="TableRow6" style:family="table-row">
      <style:table-row-properties style:use-optimal-row-height="false"/>
    </style:style>
    <style:style style:name="TableCell7" style:family="table-cell">
      <style:table-cell-properties fo:border-top="0.0034in solid #000001" fo:border-left="0.0034in solid #000001" fo:border-bottom="0.0034in solid #000001" fo:border-right="none" style:writing-mode="lr-tb" fo:padding-top="0.0381in" fo:padding-left="0.0375in" fo:padding-bottom="0.0381in" fo:padding-right="0.0381in"/>
    </style:style>
    <style:style style:name="P8" style:parent-style-name="TableHeading" style:family="paragraph">
      <style:paragraph-properties fo:keep-with-next="always"/>
      <style:text-properties style:font-name="Liberation Sans"/>
    </style:style>
    <style:style style:name="TableCell9" style:family="table-cell">
      <style:table-cell-properties fo:border-top="0.0034in solid #000001" fo:border-left="0.0034in solid #000001" fo:border-bottom="0.0034in solid #000001" fo:border-right="none" style:writing-mode="lr-tb" fo:padding-top="0.0381in" fo:padding-left="0.0375in" fo:padding-bottom="0.0381in" fo:padding-right="0.0381in"/>
    </style:style>
    <style:style style:name="P10" style:parent-style-name="TableHeading" style:family="paragraph">
      <style:text-properties style:font-name="Liberation Sans"/>
    </style:style>
    <style:style style:name="TableCell11" style:family="table-cell">
      <style:table-cell-properties fo:border="0.0034in solid #000001" style:writing-mode="lr-tb" fo:padding-top="0.0381in" fo:padding-left="0.0375in" fo:padding-bottom="0.0381in" fo:padding-right="0.0381in"/>
    </style:style>
    <style:style style:name="P12" style:parent-style-name="TableHeading" style:family="paragraph">
      <style:text-properties style:font-name="Liberation Sans"/>
    </style:style>
    <style:style style:name="TableRow13" style:family="table-row">
      <style:table-row-properties style:use-optimal-row-height="false"/>
    </style:style>
    <style:style style:name="TableCell14" style:family="table-cell">
      <style:table-cell-properties fo:border-top="0.0034in solid #000001" fo:border-left="0.0034in solid #000001" fo:border-bottom="0.0034in solid #000001" fo:border-right="none" style:writing-mode="lr-tb" fo:padding-top="0.0381in" fo:padding-left="0.0375in" fo:padding-bottom="0.0381in" fo:padding-right="0.0381in"/>
    </style:style>
    <style:style style:name="P15" style:parent-style-name="Textbody" style:family="paragraph">
      <style:paragraph-properties fo:keep-with-next="always" fo:margin-left="0.1576in">
        <style:tab-stops/>
      </style:paragraph-properties>
    </style:style>
    <style:style style:name="TableCell16" style:family="table-cell">
      <style:table-cell-properties fo:border-top="0.0034in solid #000001" fo:border-left="0.0034in solid #000001" fo:border-bottom="0.0034in solid #000001" fo:border-right="none" style:writing-mode="lr-tb" fo:padding-top="0.0381in" fo:padding-left="0.0375in" fo:padding-bottom="0.0381in" fo:padding-right="0.0381in"/>
    </style:style>
    <style:style style:name="P17" style:parent-style-name="Textbody" style:family="paragraph">
      <style:paragraph-properties fo:text-align="center" fo:margin-left="0.1576in">
        <style:tab-stops/>
      </style:paragraph-properties>
    </style:style>
    <style:style style:name="TableCell18" style:family="table-cell">
      <style:table-cell-properties fo:border="0.0034in solid #000001" style:writing-mode="lr-tb" fo:padding-top="0.0381in" fo:padding-left="0.0375in" fo:padding-bottom="0.0381in" fo:padding-right="0.0381in"/>
    </style:style>
    <style:style style:name="P19" style:parent-style-name="TableContents" style:family="paragraph">
      <style:paragraph-properties fo:text-align="center"/>
      <style:text-properties style:font-name="Liberation Sans"/>
    </style:style>
    <style:style style:name="TableRow20" style:family="table-row">
      <style:table-row-properties style:use-optimal-row-height="false"/>
    </style:style>
    <style:style style:name="TableCell21" style:family="table-cell">
      <style:table-cell-properties fo:border-top="0.0034in solid #000001" fo:border-left="0.0034in solid #000001" fo:border-bottom="0.0034in solid #000001" fo:border-right="none" style:writing-mode="lr-tb" fo:padding-top="0.0381in" fo:padding-left="0.0375in" fo:padding-bottom="0.0381in" fo:padding-right="0.0381in"/>
    </style:style>
    <style:style style:name="P22" style:parent-style-name="Textbody" style:family="paragraph">
      <style:paragraph-properties fo:keep-with-next="always" fo:margin-left="0.1576in">
        <style:tab-stops/>
      </style:paragraph-properties>
    </style:style>
    <style:style style:name="TableCell23" style:family="table-cell">
      <style:table-cell-properties fo:border-top="0.0034in solid #000001" fo:border-left="0.0034in solid #000001" fo:border-bottom="0.0034in solid #000001" fo:border-right="none" style:writing-mode="lr-tb" fo:padding-top="0.0381in" fo:padding-left="0.0375in" fo:padding-bottom="0.0381in" fo:padding-right="0.0381in"/>
    </style:style>
    <style:style style:name="P24" style:parent-style-name="Textbody" style:family="paragraph">
      <style:paragraph-properties fo:text-align="center" fo:margin-left="0.1576in">
        <style:tab-stops/>
      </style:paragraph-properties>
    </style:style>
    <style:style style:name="TableCell25" style:family="table-cell">
      <style:table-cell-properties fo:border="0.0034in solid #000001" style:writing-mode="lr-tb" fo:padding-top="0.0381in" fo:padding-left="0.0375in" fo:padding-bottom="0.0381in" fo:padding-right="0.0381in"/>
    </style:style>
    <style:style style:name="P26" style:parent-style-name="TableContents" style:family="paragraph">
      <style:paragraph-properties fo:text-align="center"/>
      <style:text-properties style:font-name="Liberation Sans"/>
    </style:style>
    <style:style style:name="TableRow27" style:family="table-row">
      <style:table-row-properties style:use-optimal-row-height="false"/>
    </style:style>
    <style:style style:name="TableCell28" style:family="table-cell">
      <style:table-cell-properties fo:border-top="0.0034in solid #000001" fo:border-left="0.0034in solid #000001" fo:border-bottom="0.0034in solid #000001" fo:border-right="none" style:writing-mode="lr-tb" fo:padding-top="0.0381in" fo:padding-left="0.0375in" fo:padding-bottom="0.0381in" fo:padding-right="0.0381in"/>
    </style:style>
    <style:style style:name="P29" style:parent-style-name="Textbody" style:family="paragraph">
      <style:paragraph-properties fo:keep-with-next="always" fo:margin-left="0.1576in">
        <style:tab-stops/>
      </style:paragraph-properties>
    </style:style>
    <style:style style:name="TableCell30" style:family="table-cell">
      <style:table-cell-properties fo:border-top="0.0034in solid #000001" fo:border-left="0.0034in solid #000001" fo:border-bottom="0.0034in solid #000001" fo:border-right="none" style:writing-mode="lr-tb" fo:padding-top="0.0381in" fo:padding-left="0.0375in" fo:padding-bottom="0.0381in" fo:padding-right="0.0381in"/>
    </style:style>
    <style:style style:name="P31" style:parent-style-name="Textbody" style:family="paragraph">
      <style:paragraph-properties fo:text-align="center"/>
    </style:style>
    <style:style style:name="TableCell32" style:family="table-cell">
      <style:table-cell-properties fo:border="0.0034in solid #000001" style:writing-mode="lr-tb" fo:padding-top="0.0381in" fo:padding-left="0.0375in" fo:padding-bottom="0.0381in" fo:padding-right="0.0381in"/>
    </style:style>
    <style:style style:name="P33" style:parent-style-name="TableContents" style:family="paragraph">
      <style:paragraph-properties fo:text-align="center"/>
      <style:text-properties style:font-name="Liberation Sans"/>
    </style:style>
    <style:style style:name="TableRow34" style:family="table-row">
      <style:table-row-properties style:use-optimal-row-height="false"/>
    </style:style>
    <style:style style:name="TableCell35" style:family="table-cell">
      <style:table-cell-properties fo:border-top="0.0034in solid #000001" fo:border-left="0.0034in solid #000001" fo:border-bottom="0.0034in solid #000001" fo:border-right="none" style:writing-mode="lr-tb" fo:padding-top="0.0381in" fo:padding-left="0.0375in" fo:padding-bottom="0.0381in" fo:padding-right="0.0381in"/>
    </style:style>
    <style:style style:name="P36" style:parent-style-name="Textbody" style:family="paragraph">
      <style:paragraph-properties fo:keep-with-next="always" fo:margin-left="0.1576in">
        <style:tab-stops/>
      </style:paragraph-properties>
    </style:style>
    <style:style style:name="TableCell37" style:family="table-cell">
      <style:table-cell-properties fo:border-top="0.0034in solid #000001" fo:border-left="0.0034in solid #000001" fo:border-bottom="0.0034in solid #000001" fo:border-right="none" style:writing-mode="lr-tb" fo:padding-top="0.0381in" fo:padding-left="0.0375in" fo:padding-bottom="0.0381in" fo:padding-right="0.0381in"/>
    </style:style>
    <style:style style:name="P38" style:parent-style-name="Textbody" style:family="paragraph">
      <style:paragraph-properties fo:text-align="center" fo:margin-left="0.1576in">
        <style:tab-stops/>
      </style:paragraph-properties>
    </style:style>
    <style:style style:name="TableCell39" style:family="table-cell">
      <style:table-cell-properties fo:border="0.0034in solid #000001" style:writing-mode="lr-tb" fo:padding-top="0.0381in" fo:padding-left="0.0375in" fo:padding-bottom="0.0381in" fo:padding-right="0.0381in"/>
    </style:style>
    <style:style style:name="P40" style:parent-style-name="TableContents" style:family="paragraph">
      <style:paragraph-properties fo:text-align="center"/>
      <style:text-properties style:font-name="Liberation Sans"/>
    </style:style>
    <style:style style:name="P41" style:parent-style-name="TableContents" style:family="paragraph">
      <style:paragraph-properties fo:text-align="center"/>
      <style:text-properties style:font-name="Liberation Sans"/>
    </style:style>
    <style:style style:name="TableRow42" style:family="table-row">
      <style:table-row-properties style:min-row-height="0.4888in" style:use-optimal-row-height="false"/>
    </style:style>
    <style:style style:name="TableCell43" style:family="table-cell">
      <style:table-cell-properties fo:border-top="0.0034in solid #000001" fo:border-left="0.0034in solid #000001" fo:border-bottom="0.0034in solid #000001" fo:border-right="none" style:writing-mode="lr-tb" fo:padding-top="0.0381in" fo:padding-left="0.0375in" fo:padding-bottom="0.0381in" fo:padding-right="0.0381in"/>
    </style:style>
    <style:style style:name="P44" style:parent-style-name="Textbody" style:family="paragraph">
      <style:paragraph-properties fo:margin-left="0.1576in">
        <style:tab-stops/>
      </style:paragraph-properties>
    </style:style>
    <style:style style:name="TableCell45" style:family="table-cell">
      <style:table-cell-properties fo:border-top="0.0034in solid #000001" fo:border-left="0.0034in solid #000001" fo:border-bottom="0.0034in solid #000001" fo:border-right="none" style:writing-mode="lr-tb" fo:padding-top="0.0381in" fo:padding-left="0.0375in" fo:padding-bottom="0.0381in" fo:padding-right="0.0381in"/>
    </style:style>
    <style:style style:name="P46" style:parent-style-name="Textbody" style:family="paragraph">
      <style:paragraph-properties fo:text-align="center" fo:margin-left="0.1576in">
        <style:tab-stops/>
      </style:paragraph-properties>
    </style:style>
    <style:style style:name="TableCell47" style:family="table-cell">
      <style:table-cell-properties fo:border="0.0034in solid #000001" style:writing-mode="lr-tb" fo:padding-top="0.0381in" fo:padding-left="0.0375in" fo:padding-bottom="0.0381in" fo:padding-right="0.0381in"/>
    </style:style>
    <style:style style:name="P48" style:parent-style-name="TableContents" style:family="paragraph">
      <style:paragraph-properties fo:text-align="center"/>
      <style:text-properties style:font-name="Liberation Sans"/>
    </style:style>
    <style:style style:name="P49" style:parent-style-name="Standard" style:family="paragraph">
      <style:text-properties style:font-name="Liberation Sans"/>
    </style:style>
    <style:style style:name="P50" style:parent-style-name="Standard" style:family="paragraph">
      <style:text-properties style:font-name="Liberation Sans"/>
    </style:style>
    <style:style style:name="P51" style:parent-style-name="Standard" style:family="paragraph">
      <style:text-properties style:font-name="Liberation Sans"/>
    </style:style>
    <style:style style:name="TableColumn53" style:family="table-column">
      <style:table-column-properties style:column-width="3.3465in" style:use-optimal-column-width="false"/>
    </style:style>
    <style:style style:name="TableColumn54" style:family="table-column">
      <style:table-column-properties style:column-width="3.3465in" style:use-optimal-column-width="false"/>
    </style:style>
    <style:style style:name="Table52" style:family="table">
      <style:table-properties style:width="6.693in" fo:margin-left="0in" table:align="left"/>
    </style:style>
    <style:style style:name="TableRow55" style:family="table-row">
      <style:table-row-properties style:use-optimal-row-height="false"/>
    </style:style>
    <style:style style:name="TableCell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paragraph-properties fo:text-align="center"/>
      <style:text-properties style:font-name="Liberation Sans" fo:font-weight="bold" style:font-weight-asian="bold" style:font-weight-complex="bold"/>
    </style:style>
    <style:style style:name="TableCell58" style:family="table-cell">
      <style:table-cell-properties fo:border="0.0034in solid #000000" style:writing-mode="lr-tb" fo:padding-top="0.0381in" fo:padding-left="0.0381in" fo:padding-bottom="0.0381in" fo:padding-right="0.0381in"/>
    </style:style>
    <style:style style:name="P59" style:parent-style-name="TableContents" style:family="paragraph">
      <style:paragraph-properties fo:text-align="center"/>
      <style:text-properties style:font-name="Liberation Sans" fo:font-weight="bold" style:font-weight-asian="bold" style:font-weight-complex="bold"/>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text-properties style:font-name="Liberation Sans"/>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 style:parent-style-name="TableContents" style:family="paragraph">
      <style:text-properties style:font-name="Liberation Sans"/>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text-properties style:font-name="Liberation Sans"/>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TableContents" style:family="paragraph">
      <style:text-properties style:font-name="Liberation Sans"/>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text-properties style:font-name="Liberation Sans"/>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ableContents" style:family="paragraph">
      <style:text-properties style:font-name="Liberation Sans"/>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text-properties style:font-name="Liberation Sans"/>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text-properties style:font-name="Liberation Sans"/>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text-properties style:font-name="Liberation Sans"/>
    </style:style>
    <style:style style:name="TableRow84" style:family="table-row">
      <style:table-row-properties style:min-row-height="0.2875in"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style:font-name="Liberation Sans"/>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text-properties style:font-name="Liberation Sans"/>
    </style:style>
    <style:style style:name="TableRow89" style:family="table-row">
      <style:table-row-properties style:min-row-height="0.2875in"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text-properties style:font-name="Liberation Sans"/>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text-properties style:font-name="Liberation Sans"/>
    </style:style>
    <style:style style:name="P94" style:parent-style-name="Table" style:family="paragraph">
      <style:text-properties style:font-name="Liberation Sans"/>
    </style:style>
    <style:style style:name="P95" style:parent-style-name="Subtitle" style:family="paragraph">
      <style:paragraph-properties fo:break-before="page"/>
    </style:style>
    <style:style style:name="TableColumn97" style:family="table-column">
      <style:table-column-properties style:column-width="2.2305in" style:use-optimal-column-width="false"/>
    </style:style>
    <style:style style:name="TableColumn98" style:family="table-column">
      <style:table-column-properties style:column-width="2.2312in" style:use-optimal-column-width="false"/>
    </style:style>
    <style:style style:name="TableColumn99" style:family="table-column">
      <style:table-column-properties style:column-width="2.2312in" style:use-optimal-column-width="false"/>
    </style:style>
    <style:style style:name="Table96" style:family="table">
      <style:table-properties style:width="6.693in" fo:margin-left="0in" table:align="left"/>
    </style:style>
    <style:style style:name="TableRow100" style:family="table-row">
      <style:table-row-properties style:use-optimal-row-height="false"/>
    </style:style>
    <style:style style:name="TableCell101" style:family="table-cell">
      <style:table-cell-properties fo:border-top="0.0034in solid #000001" fo:border-left="0.0034in solid #000001" fo:border-bottom="0.0034in solid #000001" fo:border-right="none" style:writing-mode="lr-tb" fo:padding-top="0.0381in" fo:padding-left="0.0388in" fo:padding-bottom="0.0381in" fo:padding-right="0.0381in"/>
    </style:style>
    <style:style style:name="P102" style:parent-style-name="TableContents" style:family="paragraph">
      <style:paragraph-properties fo:text-align="center"/>
      <style:text-properties style:font-name="Liberation Sans" fo:font-weight="bold" style:font-weight-asian="bold" style:font-weight-complex="bold" fo:font-size="10.5pt" style:font-size-asian="10.5pt"/>
    </style:style>
    <style:style style:name="TableCell103" style:family="table-cell">
      <style:table-cell-properties fo:border-top="0.0034in solid #000001" fo:border-left="0.0034in solid #000001" fo:border-bottom="0.0034in solid #000001" fo:border-right="none" style:writing-mode="lr-tb" fo:padding-top="0.0381in" fo:padding-left="0.0388in" fo:padding-bottom="0.0381in" fo:padding-right="0.0381in"/>
    </style:style>
    <style:style style:name="P104" style:parent-style-name="TableContents" style:family="paragraph">
      <style:paragraph-properties fo:text-align="center"/>
      <style:text-properties style:font-name="Liberation Sans" fo:font-weight="bold" style:font-weight-asian="bold" style:font-weight-complex="bold"/>
    </style:style>
    <style:style style:name="TableCell105" style:family="table-cell">
      <style:table-cell-properties fo:border="0.0034in solid #000001" style:writing-mode="lr-tb" fo:padding-top="0.0381in" fo:padding-left="0.0388in" fo:padding-bottom="0.0381in" fo:padding-right="0.0381in"/>
    </style:style>
    <style:style style:name="P106" style:parent-style-name="TableContents" style:family="paragraph">
      <style:paragraph-properties fo:text-align="center"/>
      <style:text-properties style:font-name="Liberation Sans" fo:font-weight="bold" style:font-weight-asian="bold" style:font-weight-complex="bold"/>
    </style:style>
    <style:style style:name="TableRow107" style:family="table-row">
      <style:table-row-properties style:use-optimal-row-height="false"/>
    </style:style>
    <style:style style:name="TableCell108" style:family="table-cell">
      <style:table-cell-properties fo:border-top="0.0034in solid #000001" fo:border-left="0.0034in solid #000001" fo:border-bottom="0.0034in solid #000001" fo:border-right="none" style:writing-mode="lr-tb" fo:padding-top="0.0381in" fo:padding-left="0.0388in" fo:padding-bottom="0.0381in" fo:padding-right="0.0381in"/>
    </style:style>
    <style:style style:name="P109" style:parent-style-name="TableContents" style:family="paragraph">
      <style:paragraph-properties fo:text-align="center"/>
      <style:text-properties style:font-name="Liberation Sans" fo:font-weight="bold" style:font-weight-asian="bold" style:font-weight-complex="bold"/>
    </style:style>
    <style:style style:name="TableCell110" style:family="table-cell">
      <style:table-cell-properties fo:border-top="0.0034in solid #000001" fo:border-left="0.0034in solid #000001" fo:border-bottom="0.0034in solid #000001" fo:border-right="none" style:writing-mode="lr-tb" fo:padding-top="0.0381in" fo:padding-left="0.0388in" fo:padding-bottom="0.0381in" fo:padding-right="0.0381in"/>
    </style:style>
    <style:style style:name="P111" style:parent-style-name="TableContents" style:family="paragraph">
      <style:paragraph-properties fo:text-align="center"/>
      <style:text-properties style:font-name="Liberation Sans"/>
    </style:style>
    <style:style style:name="TableCell112" style:family="table-cell">
      <style:table-cell-properties fo:border="0.0034in solid #000001" style:writing-mode="lr-tb" fo:padding-top="0.0381in" fo:padding-left="0.0388in" fo:padding-bottom="0.0381in" fo:padding-right="0.0381in"/>
    </style:style>
    <style:style style:name="P113" style:parent-style-name="TableContents" style:family="paragraph">
      <style:paragraph-properties fo:text-align="center"/>
      <style:text-properties style:font-name="Liberation Sans"/>
    </style:style>
    <style:style style:name="TableRow114" style:family="table-row">
      <style:table-row-properties style:use-optimal-row-height="false"/>
    </style:style>
    <style:style style:name="TableCell115" style:family="table-cell">
      <style:table-cell-properties fo:border-top="0.0034in solid #000001" fo:border-left="0.0034in solid #000001" fo:border-bottom="0.0034in solid #000001" fo:border-right="none" style:writing-mode="lr-tb" fo:padding-top="0.0381in" fo:padding-left="0.0388in" fo:padding-bottom="0.0381in" fo:padding-right="0.0381in"/>
    </style:style>
    <style:style style:name="P116" style:parent-style-name="TableContents" style:family="paragraph">
      <style:paragraph-properties fo:text-align="center"/>
      <style:text-properties style:font-name="Liberation Sans" fo:font-weight="bold" style:font-weight-asian="bold" style:font-weight-complex="bold"/>
    </style:style>
    <style:style style:name="TableCell117" style:family="table-cell">
      <style:table-cell-properties fo:border-top="0.0034in solid #000001" fo:border-left="0.0034in solid #000001" fo:border-bottom="0.0034in solid #000001" fo:border-right="none" style:writing-mode="lr-tb" fo:padding-top="0.0381in" fo:padding-left="0.0388in" fo:padding-bottom="0.0381in" fo:padding-right="0.0381in"/>
    </style:style>
    <style:style style:name="P118" style:parent-style-name="TableContents" style:family="paragraph">
      <style:paragraph-properties fo:text-align="center"/>
      <style:text-properties style:font-name="Liberation Sans"/>
    </style:style>
    <style:style style:name="TableCell119" style:family="table-cell">
      <style:table-cell-properties fo:border="0.0034in solid #000001" style:writing-mode="lr-tb" fo:padding-top="0.0381in" fo:padding-left="0.0388in" fo:padding-bottom="0.0381in" fo:padding-right="0.0381in"/>
    </style:style>
    <style:style style:name="P120" style:parent-style-name="TableContents" style:family="paragraph">
      <style:paragraph-properties fo:text-align="center"/>
      <style:text-properties style:font-name="Liberation Sans"/>
    </style:style>
    <style:style style:name="P121" style:parent-style-name="Textbody" style:family="paragraph"/>
    <style:style style:name="T122"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124" style:family="table-column">
      <style:table-column-properties style:column-width="1.252in" style:use-optimal-column-width="false"/>
    </style:style>
    <style:style style:name="TableColumn125" style:family="table-column">
      <style:table-column-properties style:column-width="5.4409in" style:use-optimal-column-width="false"/>
    </style:style>
    <style:style style:name="Table123" style:family="table">
      <style:table-properties style:width="6.693in" fo:margin-left="0in" table:align="left"/>
    </style:style>
    <style:style style:name="TableRow126" style:family="table-row">
      <style:table-row-properties style:use-optimal-row-height="false"/>
    </style:style>
    <style:style style:name="TableCell1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 style:parent-style-name="Textbody" style:family="paragraph">
      <style:text-properties fo:font-weight="bold" style:font-weight-asian="bold" style:font-weight-complex="bold"/>
    </style:style>
    <style:style style:name="TableCell129" style:family="table-cell">
      <style:table-cell-properties fo:border="0.0034in solid #000000" style:writing-mode="lr-tb"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36" style:family="table-column">
      <style:table-column-properties style:column-width="1.252in" style:use-optimal-column-width="false"/>
    </style:style>
    <style:style style:name="TableColumn137" style:family="table-column">
      <style:table-column-properties style:column-width="5.4409in" style:use-optimal-column-width="false"/>
    </style:style>
    <style:style style:name="Table135" style:family="table">
      <style:table-properties style:width="6.693in" fo:margin-left="0in" table:align="left"/>
    </style:style>
    <style:style style:name="TableRow138" style:family="table-row">
      <style:table-row-properties style:use-optimal-row-height="false"/>
    </style:style>
    <style:style style:name="TableCell1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0" style:parent-style-name="Textbody" style:family="paragraph">
      <style:text-properties fo:font-weight="bold" style:font-weight-asian="bold" style:font-weight-complex="bold"/>
    </style:style>
    <style:style style:name="TableCell141" style:family="table-cell">
      <style:table-cell-properties fo:border="0.0034in solid #000000" style:writing-mode="lr-tb" fo:padding-top="0.0381in" fo:padding-left="0.0381in" fo:padding-bottom="0.0381in" fo:padding-right="0.0381in"/>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able" style:family="paragraph">
      <style:text-properties style:font-name="Liberation Sans"/>
    </style:style>
    <style:style style:name="P148" style:parent-style-name="Table" style:family="paragraph">
      <style:text-properties style:font-name="Liberation Sans"/>
    </style:style>
    <style:style style:name="TableColumn150" style:family="table-column">
      <style:table-column-properties style:column-width="3.3465in" style:use-optimal-column-width="false"/>
    </style:style>
    <style:style style:name="TableColumn151" style:family="table-column">
      <style:table-column-properties style:column-width="3.3465in" style:use-optimal-column-width="false"/>
    </style:style>
    <style:style style:name="Table149" style:family="table">
      <style:table-properties style:width="6.693in" fo:margin-left="0in" table:align="left"/>
    </style:style>
    <style:style style:name="TableRow152" style:family="table-row">
      <style:table-row-properties style:use-optimal-row-height="false"/>
    </style:style>
    <style:style style:name="TableCell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4" style:parent-style-name="Textbody" style:family="paragraph">
      <style:text-properties fo:font-weight="bold" style:font-weight-asian="bold" style:font-weight-complex="bold"/>
    </style:style>
    <style:style style:name="TableCell155" style:family="table-cell">
      <style:table-cell-properties fo:border="0.0034in solid #000000" style:writing-mode="lr-tb" fo:padding-top="0.0381in" fo:padding-left="0.0381in" fo:padding-bottom="0.0381in" fo:padding-right="0.0381in"/>
    </style:style>
    <style:style style:name="P156" style:parent-style-name="Textbody" style:family="paragraph">
      <style:text-properties fo:font-weight="bold" style:font-weight-asian="bold" style:font-weight-complex="bold"/>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 style:family="paragraph">
      <style:text-properties style:font-name="Liberation Sans"/>
    </style:style>
    <style:style style:name="P161" style:parent-style-name="Table" style:family="paragraph">
      <style:text-properties style:font-name="Liberation Sans" fo:font-weight="bold" style:font-weight-asian="bold" style:font-weight-complex="bold"/>
    </style:style>
    <style:style style:name="P162" style:parent-style-name="Table" style:family="paragraph">
      <style:text-properties style:font-name="Liberation Sans"/>
    </style:style>
    <style:style style:name="P163" style:parent-style-name="Table" style:family="paragraph">
      <style:text-properties style:font-name="Liberation Sans"/>
    </style:style>
    <style:style style:name="P164" style:parent-style-name="Table" style:family="paragraph">
      <style:text-properties style:font-name="Liberation Sans"/>
    </style:style>
    <style:style style:name="P165" style:parent-style-name="Table" style:family="paragraph">
      <style:text-properties style:font-name="Liberation Sans"/>
    </style:style>
    <style:style style:name="P166" style:parent-style-name="Table" style:family="paragraph">
      <style:text-properties style:font-name="Liberation Sans"/>
    </style:style>
    <style:style style:name="P167" style:parent-style-name="Table" style:family="paragraph">
      <style:text-properties style:font-name="Liberation Sans"/>
    </style:style>
    <style:style style:name="T168" style:parent-style-name="DefaultParagraphFont" style:family="text">
      <style:text-properties style:font-name="Liberation Sans" fo:font-weight="bold" style:font-weight-asian="bold" style:font-weight-complex="bold" fo:font-size="14pt" style:font-size-asian="14pt" style:font-size-complex="14pt"/>
    </style:style>
    <style:style style:name="P169" style:parent-style-name="Table" style:family="paragraph">
      <style:text-properties style:font-name="Liberation Sans" fo:font-style="normal" style:font-style-asian="normal" style:font-style-complex="normal"/>
    </style:style>
    <style:style style:name="P170" style:parent-style-name="Table" style:family="paragraph">
      <style:text-properties style:font-name="Liberation Sans" fo:font-style="normal" style:font-style-asian="normal" style:font-style-complex="normal"/>
    </style:style>
    <style:style style:name="P171" style:parent-style-name="Table" style:family="paragraph">
      <style:text-properties style:font-name="Liberation Sans" fo:font-style="normal" style:font-style-asian="normal" style:font-style-complex="normal"/>
    </style:style>
    <style:style style:name="T172" style:parent-style-name="DefaultParagraphFont" style:family="text">
      <style:text-properties style:font-name="Liberation Sans" fo:font-style="normal" style:font-style-asian="normal" style:font-style-complex="normal"/>
    </style:style>
    <style:style style:name="T173" style:parent-style-name="DefaultParagraphFont" style:family="text">
      <style:text-properties style:font-name="Liberation Sans" fo:font-style="normal" style:font-style-asian="normal" style:font-style-complex="normal"/>
    </style:style>
    <style:style style:name="T174" style:parent-style-name="DefaultParagraphFont" style:family="text">
      <style:text-properties style:font-name="Liberation Sans" fo:font-style="normal" style:font-style-asian="normal" style:font-style-complex="normal"/>
    </style:style>
    <style:style style:name="P175" style:parent-style-name="Table" style:family="paragraph">
      <style:text-properties style:font-name="Liberation Sans"/>
    </style:style>
    <style:style style:name="P176" style:parent-style-name="Table" style:family="paragraph">
      <style:text-properties style:font-name="Liberation Sans" fo:font-style="normal" style:font-style-asian="normal" style:font-style-complex="normal"/>
    </style:style>
    <style:style style:name="T177" style:parent-style-name="DefaultParagraphFont" style:family="text">
      <style:text-properties style:font-name="Liberation Sans" fo:font-style="normal" style:font-style-asian="normal" style:font-style-complex="normal"/>
    </style:style>
    <style:style style:name="T178" style:parent-style-name="DefaultParagraphFont" style:family="text">
      <style:text-properties style:font-name="Liberation Sans" fo:font-style="normal" style:font-style-asian="normal" style:font-style-complex="normal"/>
    </style:style>
    <style:style style:name="T179" style:parent-style-name="DefaultParagraphFont" style:family="text">
      <style:text-properties style:font-name="Liberation Sans" fo:font-style="normal" style:font-style-asian="normal" style:font-style-complex="normal"/>
    </style:style>
    <style:style style:name="P180" style:parent-style-name="Table" style:family="paragraph">
      <style:text-properties style:font-name="Liberation Sans"/>
    </style:style>
    <style:style style:name="P181" style:parent-style-name="Textbody" style:family="paragraph"/>
    <style:style style:name="P182" style:parent-style-name="Textbody" style:family="paragraph"/>
    <style:style style:name="P183" style:parent-style-name="Textbody" style:family="paragraph"/>
    <style:style style:name="P184" style:parent-style-name="Textbody" style:family="paragraph"/>
    <style:style style:name="P185" style:parent-style-name="Textbody" style:family="paragraph"/>
    <style:style style:name="P186" style:parent-style-name="Textbody" style:family="paragraph"/>
    <style:style style:name="P187" style:parent-style-name="Textbody" style:family="paragraph"/>
    <style:style style:name="P188" style:parent-style-name="Textbody" style:family="paragraph"/>
    <style:style style:name="TableColumn190" style:family="table-column">
      <style:table-column-properties style:column-width="3.3465in" style:use-optimal-column-width="false"/>
    </style:style>
    <style:style style:name="TableColumn191" style:family="table-column">
      <style:table-column-properties style:column-width="3.3465in" style:use-optimal-column-width="false"/>
    </style:style>
    <style:style style:name="Table189" style:family="table">
      <style:table-properties style:width="6.693in" fo:margin-left="0in" table:align="left"/>
    </style:style>
    <style:style style:name="TableRow192" style:family="table-row">
      <style:table-row-properties style:use-optimal-row-height="false"/>
    </style:style>
    <style:style style:name="TableCell1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4" style:parent-style-name="TableHeading" style:family="paragraph">
      <style:text-properties style:font-name="Liberation Sans"/>
    </style:style>
    <style:style style:name="TableCell195" style:family="table-cell">
      <style:table-cell-properties fo:border="0.0034in solid #000000" style:writing-mode="lr-tb" fo:padding-top="0.0381in" fo:padding-left="0.0381in" fo:padding-bottom="0.0381in" fo:padding-right="0.0381in"/>
    </style:style>
    <style:style style:name="P196" style:parent-style-name="TableHeading" style:family="paragraph">
      <style:text-properties style:font-name="Liberation Sans"/>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paragraph-properties fo:text-align="center"/>
      <style:text-properties style:font-name="Liberation Sans"/>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 style:parent-style-name="TableContents" style:family="paragraph">
      <style:paragraph-properties fo:text-align="center"/>
      <style:text-properties style:font-name="Liberation Sans"/>
    </style:style>
    <style:style style:name="TableColumn203" style:family="table-column">
      <style:table-column-properties style:column-width="3.3465in" style:use-optimal-column-width="false"/>
    </style:style>
    <style:style style:name="TableColumn204" style:family="table-column">
      <style:table-column-properties style:column-width="3.3368in" style:use-optimal-column-width="false"/>
    </style:style>
    <style:style style:name="Table202" style:family="table">
      <style:table-properties style:width="6.6833in" fo:margin-left="0in" table:align="left"/>
    </style:style>
    <style:style style:name="TableRow205" style:family="table-row">
      <style:table-row-properties style:use-optimal-row-height="false"/>
    </style:style>
    <style:style style:name="TableCell2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7" style:parent-style-name="TableHeading" style:family="paragraph">
      <style:text-properties style:font-name="Liberation Sans"/>
    </style:style>
    <style:style style:name="TableCell208" style:family="table-cell">
      <style:table-cell-properties fo:border="0.0034in solid #000000" style:writing-mode="lr-tb" fo:padding-top="0.0381in" fo:padding-left="0.0381in" fo:padding-bottom="0.0381in" fo:padding-right="0.0381in"/>
    </style:style>
    <style:style style:name="P209" style:parent-style-name="TableHeading" style:family="paragraph">
      <style:text-properties style:font-name="Liberation Sans"/>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extbody" style:family="paragraph">
      <style:paragraph-properties fo:text-align="center"/>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 style:parent-style-name="Textbody" style:family="paragraph">
      <style:paragraph-properties fo:text-align="center"/>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extbody" style:family="paragraph">
      <style:paragraph-properties fo:text-align="center"/>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 style:parent-style-name="Textbody" style:family="paragraph">
      <style:paragraph-properties fo:text-align="center"/>
    </style:style>
    <style:style style:name="P220" style:parent-style-name="Table" style:family="paragraph">
      <style:text-properties style:font-name="Liberation Sans"/>
    </style:style>
    <style:style style:name="P221" style:parent-style-name="Table" style:family="paragraph">
      <style:text-properties style:font-name="Liberation Sans"/>
    </style:style>
    <style:style style:name="P222" style:parent-style-name="Table" style:family="paragraph">
      <style:text-properties style:font-name="Liberation Sans"/>
    </style:style>
    <style:style style:name="P223" style:parent-style-name="Table" style:family="paragraph">
      <style:text-properties style:font-name="Liberation Sans"/>
    </style:style>
    <style:style style:name="P224" style:parent-style-name="Textbody" style:family="paragraph"/>
    <style:style style:name="T225" style:parent-style-name="DefaultParagraphFont" style:family="text">
      <style:text-properties fo:background-color="#FFFF00"/>
    </style:style>
    <style:style style:name="T226" style:parent-style-name="SourceText" style:family="text">
      <style:text-properties style:font-name="Liberation Sans"/>
    </style:style>
    <style:style style:name="T227" style:parent-style-name="SourceText" style:family="text">
      <style:text-properties style:font-name="Liberation Sans" fo:background-color="#FFFF00"/>
    </style:style>
    <style:style style:name="T228" style:parent-style-name="SourceText" style:family="text">
      <style:text-properties style:font-name="Liberation Sans"/>
    </style:style>
    <style:style style:name="P229" style:parent-style-name="Textbody" style:family="paragraph"/>
    <style:style style:name="P230" style:parent-style-name="Textbody" style:family="paragraph"/>
    <style:style style:name="P231" style:parent-style-name="Textbody" style:family="paragraph"/>
    <style:style style:name="P232" style:parent-style-name="Textbody" style:family="paragraph"/>
    <style:style style:name="P233" style:parent-style-name="Textbody" style:family="paragraph">
      <style:text-properties fo:background-color="#F04E4D"/>
    </style:style>
    <style:style style:name="P234"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P237" style:parent-style-name="Textbody" style:family="paragraph"/>
    <style:style style:name="P238" style:parent-style-name="Textbody" style:family="paragraph">
      <style:paragraph-properties fo:break-before="page"/>
    </style:style>
  </office:automatic-styles>
  <office:body>
    <office:text text:use-soft-page-breaks="true">
      <text:p text:style-name="P1">Remote Data Acquisition Module</text:p>
      <text:p text:style-name="Textbody"/>
      <text:p text:style-name="Subtitle">Requirements</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What we want</text:p>
          </table:table-cell>
          <table:table-cell table:style-name="TableCell9">
            <text:p text:style-name="P10">How often</text:p>
          </table:table-cell>
          <table:table-cell table:style-name="TableCell11">
            <text:p text:style-name="P12">How to do it</text:p>
          </table:table-cell>
        </table:table-row>
        <table:table-row table:style-name="TableRow13">
          <table:table-cell table:style-name="TableCell14">
            <text:p text:style-name="P15">Store data to SD card</text:p>
          </table:table-cell>
          <table:table-cell table:style-name="TableCell16">
            <text:p text:style-name="P17">1 minute</text:p>
          </table:table-cell>
          <table:table-cell table:style-name="TableCell18">
            <text:p text:style-name="P19">Python script</text:p>
          </table:table-cell>
        </table:table-row>
        <table:table-row table:style-name="TableRow20">
          <table:table-cell table:style-name="TableCell21">
            <text:p text:style-name="P22">Upload measurements to Thingspeak/GoogleDrive for web page</text:p>
          </table:table-cell>
          <table:table-cell table:style-name="TableCell23">
            <text:p text:style-name="P24">10 minutes</text:p>
          </table:table-cell>
          <table:table-cell table:style-name="TableCell25">
            <text:p text:style-name="P26">Python script</text:p>
          </table:table-cell>
        </table:table-row>
        <table:table-row table:style-name="TableRow27">
          <table:table-cell table:style-name="TableCell28">
            <text:p text:style-name="P29">Scheduled backups</text:p>
          </table:table-cell>
          <table:table-cell table:style-name="TableCell30">
            <text:p text:style-name="P31">daily</text:p>
          </table:table-cell>
          <table:table-cell table:style-name="TableCell32">
            <text:p text:style-name="P33">rclone</text:p>
          </table:table-cell>
        </table:table-row>
        <table:table-row table:style-name="TableRow34">
          <table:table-cell table:style-name="TableCell35">
            <text:p text:style-name="P36">Remote access for debugging/change code</text:p>
          </table:table-cell>
          <table:table-cell table:style-name="TableCell37">
            <text:p text:style-name="P38">24/7</text:p>
          </table:table-cell>
          <table:table-cell table:style-name="TableCell39">
            <text:p text:style-name="P40">Remot3.it</text:p>
            <text:p text:style-name="P41">(SSH over internet)</text:p>
          </table:table-cell>
        </table:table-row>
        <table:table-row table:style-name="TableRow42">
          <table:table-cell table:style-name="TableCell43">
            <text:p text:style-name="P44">Data access on demand</text:p>
          </table:table-cell>
          <table:table-cell table:style-name="TableCell45">
            <text:p text:style-name="P46">24/7</text:p>
          </table:table-cell>
          <table:table-cell table:style-name="TableCell47">
            <text:list text:style-name="WWNum2" text:continue-numbering="true">
              <text:list-item>
                <text:p text:style-name="P48">SFTP</text:p>
              </text:list-item>
            </text:list>
          </table:table-cell>
        </table:table-row>
      </table:table>
      <text:p text:style-name="P49"/>
      <text:p text:style-name="P50"/>
      <text:p text:style-name="Subtitle">Guidelines</text:p>
      <text:p text:style-name="P51"/>
      <table:table table:style-name="Table52">
        <table:table-columns>
          <table:table-column table:style-name="TableColumn53"/>
          <table:table-column table:style-name="TableColumn54"/>
        </table:table-columns>
        <table:table-row table:style-name="TableRow55">
          <table:table-cell table:style-name="TableCell56">
            <text:p text:style-name="P57">Install on first SD card and copy to other cards</text:p>
          </table:table-cell>
          <table:table-cell table:style-name="TableCell58">
            <text:p text:style-name="P59">On Individual devices</text:p>
          </table:table-cell>
        </table:table-row>
        <table:table-row table:style-name="TableRow60">
          <table:table-cell table:style-name="TableCell61">
            <text:p text:style-name="P62">Raspbian</text:p>
          </table:table-cell>
          <table:table-cell table:style-name="TableCell63">
            <text:p text:style-name="P64">Remot3.it</text:p>
          </table:table-cell>
        </table:table-row>
        <table:table-row table:style-name="TableRow65">
          <table:table-cell table:style-name="TableCell66">
            <text:p text:style-name="P67">wpa_supplicant.conf + ssh files</text:p>
          </table:table-cell>
          <table:table-cell table:style-name="TableCell68">
            <text:p text:style-name="P69">Rclone</text:p>
          </table:table-cell>
        </table:table-row>
        <table:table-row table:style-name="TableRow70">
          <table:table-cell table:style-name="TableCell71">
            <text:p text:style-name="P72">Updates</text:p>
          </table:table-cell>
          <table:table-cell table:style-name="TableCell73">
            <text:p text:style-name="P74">Thingspeak API</text:p>
          </table:table-cell>
        </table:table-row>
        <table:table-row table:style-name="TableRow75">
          <table:table-cell table:style-name="TableCell76">
            <text:p text:style-name="Textbody">Security</text:p>
          </table:table-cell>
          <table:table-cell table:style-name="TableCell77">
            <text:p text:style-name="P78"/>
          </table:table-cell>
        </table:table-row>
        <table:table-row table:style-name="TableRow79">
          <table:table-cell table:style-name="TableCell80">
            <text:p text:style-name="P81">Python Libraries</text:p>
          </table:table-cell>
          <table:table-cell table:style-name="TableCell82">
            <text:p text:style-name="P83"/>
          </table:table-cell>
        </table:table-row>
        <table:table-row table:style-name="TableRow84">
          <table:table-cell table:style-name="TableCell85">
            <text:p text:style-name="P86">Google Drive credentials</text:p>
          </table:table-cell>
          <table:table-cell table:style-name="TableCell87">
            <text:p text:style-name="P88"/>
          </table:table-cell>
        </table:table-row>
        <table:table-row table:style-name="TableRow89">
          <table:table-cell table:style-name="TableCell90">
            <text:p text:style-name="P91">Python script</text:p>
          </table:table-cell>
          <table:table-cell table:style-name="TableCell92">
            <text:p text:style-name="P93"/>
          </table:table-cell>
        </table:table-row>
      </table:table>
      <text:p text:style-name="P94"/>
      <text:soft-page-break/>
      <text:p text:style-name="P95">Instructions</text:p>
      <text:h text:style-name="Heading1" text:outline-level="1">OS</text:h>
      <text:p text:style-name="Textbody">The Raspbian Lite version does not have GUI, first setup can be done only using terminal<text:s/>through SSH from the same local network.</text:p>
      <text:h text:style-name="Heading" text:outline-level="5">SD card selection</text:h>
      <text:p text:style-name="Textbody">Any card 4 GB or larger will do.</text:p>
      <table:table table:style-name="Table96">
        <table:table-columns>
          <table:table-column table:style-name="TableColumn97"/>
          <table:table-column table:style-name="TableColumn98"/>
          <table:table-column table:style-name="TableColumn99"/>
        </table:table-columns>
        <table:table-row table:style-name="TableRow100">
          <table:table-cell table:style-name="TableCell101">
            <text:p text:style-name="P102"/>
          </table:table-cell>
          <table:table-cell table:style-name="TableCell103">
            <text:p text:style-name="P104">Raspbian with Desktop</text:p>
          </table:table-cell>
          <table:table-cell table:style-name="TableCell105">
            <text:p text:style-name="P106">Raspbian Lite</text:p>
          </table:table-cell>
        </table:table-row>
        <table:table-row table:style-name="TableRow107">
          <table:table-cell table:style-name="TableCell108">
            <text:p text:style-name="P109">.zip</text:p>
          </table:table-cell>
          <table:table-cell table:style-name="TableCell110">
            <text:p text:style-name="P111">1,8 GB</text:p>
          </table:table-cell>
          <table:table-cell table:style-name="TableCell112">
            <text:p text:style-name="P113">365 MB</text:p>
          </table:table-cell>
        </table:table-row>
        <table:table-row table:style-name="TableRow114">
          <table:table-cell table:style-name="TableCell115">
            <text:p text:style-name="P116">.img</text:p>
          </table:table-cell>
          <table:table-cell table:style-name="TableCell117">
            <text:p text:style-name="P118">4,9 GB</text:p>
          </table:table-cell>
          <table:table-cell table:style-name="TableCell119">
            <text:p text:style-name="P120">1,9 GB</text:p>
          </table:table-cell>
        </table:table-row>
      </table:table>
      <text:p text:style-name="Textbody"/>
      <text:list text:style-name="LFO6" text:continue-numbering="true">
        <text:list-item>
          <text:p text:style-name="P121">to check system storage run:</text:p>
        </text:list-item>
      </text:list>
      <text:p text:style-name="Textbody">df -H</text:p>
      <text:h text:style-name="Heading1" text:outline-level="1">CLONE SD card</text:h>
      <text:p text:style-name="Textbody">The system’s current state can be<text:s/>saved as an image that can be burned into an SD card .</text:p>
      <text:p text:style-name="Textbody"><text:span text:style-name="T122">NOTE:</text:span><text:s/>After the installation, raspberry will use all card’s available storage. This means that the images created as backup of the system will be as large as the whole card size, containing empty space.</text:p>
      <text:p text:style-name="Textbody">The Raspbian Lite version does not have GUI, first device setup can be done only using terminal through SSH from the same local network.</text:p>
      <text:h text:style-name="Heading" text:outline-level="5">LINUX</text:h>
      <text:p text:style-name="Textbody"/>
      <table:table table:style-name="Table123">
        <table:table-columns>
          <table:table-column table:style-name="TableColumn124"/>
          <table:table-column table:style-name="TableColumn125"/>
        </table:table-columns>
        <table:table-row table:style-name="TableRow126">
          <table:table-cell table:style-name="TableCell127">
            <text:p text:style-name="P128">SD card to PC</text:p>
          </table:table-cell>
          <table:table-cell table:style-name="TableCell129">
            <text:p text:style-name="Textbody">sudo dd bs=32M if=/dev/sdb<text:s/>of=/home/orestis/raspbian_backup.img</text:p>
          </table:table-cell>
        </table:table-row>
        <table:table-row table:style-name="TableRow130">
          <table:table-cell table:style-name="TableCell131">
            <text:p text:style-name="Textbody"><text:s/><text:span text:style-name="T132">PC to SD</text:span><text:s/><text:span text:style-name="T133">card</text:span></text:p>
          </table:table-cell>
          <table:table-cell table:style-name="TableCell134">
            <text:p text:style-name="Textbody">sudo dd bs=4M if=raspbian.img of=/dev/sdb</text:p>
          </table:table-cell>
        </table:table-row>
      </table:table>
      <text:p text:style-name="Textbody"/>
      <text:p text:style-name="Textbody">Compressed .gz file:</text:p>
      <table:table table:style-name="Table135">
        <table:table-columns>
          <table:table-column table:style-name="TableColumn136"/>
          <table:table-column table:style-name="TableColumn137"/>
        </table:table-columns>
        <table:table-row table:style-name="TableRow138">
          <table:table-cell table:style-name="TableCell139">
            <text:p text:style-name="P140">SD card to PC</text:p>
          </table:table-cell>
          <table:table-cell table:style-name="TableCell141">
            <text:p text:style-name="Textbody">sudo dd bs=4M if=/dev/sdb | gzip &gt; /home/orestis/raspbian_backup.gz</text:p>
          </table:table-cell>
        </table:table-row>
        <table:table-row table:style-name="TableRow142">
          <table:table-cell table:style-name="TableCell143">
            <text:p text:style-name="Textbody"><text:s/><text:span text:style-name="T144">PC to SD</text:span><text:s/><text:span text:style-name="T145">card</text:span></text:p>
          </table:table-cell>
          <table:table-cell table:style-name="TableCell146">
            <text:p text:style-name="Textbody">sudo gzip -dc<text:s/>/home/orestis/image.gz | dd bs=4M of=/dev/sdb</text:p>
          </table:table-cell>
        </table:table-row>
      </table:table>
      <text:p text:style-name="P147">If pc to sd card comand for .gz file does not work try:</text:p>
      <text:p text:style-name="P148">gzip -dc /home/your_username/image.gz | sudo dd bs=4M of=/dev/sdb</text:p>
      <text:p text:style-name="Textbody"/>
      <text:soft-page-break/>
      <text:p text:style-name="Textbody">(Check<text:s/><text:a xlink:href="https://www.raspberrypi.org/forums/viewtopic.php?t=46911" office:target-frame-name="_top" xlink:show="replace">here</text:a>)</text:p>
      <text:h text:style-name="Heading" text:outline-level="5">Windows</text:h>
      <table:table table:style-name="Table149">
        <table:table-columns>
          <table:table-column table:style-name="TableColumn150"/>
          <table:table-column table:style-name="TableColumn151"/>
        </table:table-columns>
        <table:table-row table:style-name="TableRow152">
          <table:table-cell table:style-name="TableCell153">
            <text:p text:style-name="P154">SD card to PC</text:p>
          </table:table-cell>
          <table:table-cell table:style-name="TableCell155">
            <text:p text:style-name="P156">PC to SD card</text:p>
          </table:table-cell>
        </table:table-row>
        <table:table-row table:style-name="TableRow157">
          <table:table-cell table:style-name="TableCell158">
            <text:p text:style-name="Textbody">Win32Disk</text:p>
          </table:table-cell>
          <table:table-cell table:style-name="TableCell159">
            <text:p text:style-name="Textbody">Etcher</text:p>
          </table:table-cell>
        </table:table-row>
      </table:table>
      <text:p text:style-name="P160"/>
      <text:p text:style-name="P161">Tested method:</text:p>
      <text:p text:style-name="P162">sudo dd bs=32M if=/dev/sdb of=/home/orestis/raspbian_backup.img</text:p>
      <text:p text:style-name="P163">burn image to sd card using etcher</text:p>
      <text:p text:style-name="P164">if file size is smaller than sd card then use</text:p>
      <text:p text:style-name="P165">sudo raspi-config</text:p>
      <text:p text:style-name="P166">to expand file<text:s/>system to all card</text:p>
      <text:p text:style-name="P167"/>
      <text:p text:style-name="Table"><text:span text:style-name="T168">Shrink image to fit smaller SD card</text:span></text:p>
      <text:p text:style-name="P169">Use GParted to shrink rootfs partition of SD card.</text:p>
      <text:p text:style-name="P170">Partition must not be mounted (can be unmounted from GParted).</text:p>
      <text:p text:style-name="P171">If you get shrink error, set size at least 400 Mb &gt; of what gparted indicates as a minimum.</text:p>
      <text:p text:style-name="Table"><text:span text:style-name="T172">(Check<text:s/></text:span><text:a xlink:href="https://www.raspberrypi.org/forums/viewtopic.php?t=168079" office:target-frame-name="_top" xlink:show="replace"><text:span text:style-name="T173">here</text:span></text:a><text:span text:style-name="T174">)</text:span></text:p>
      <text:p text:style-name="P175">sudo dd if=/dev/sdb of=/home/orestis/filename.img bs=1M count=3072</text:p>
      <text:p text:style-name="P176">Copies SD card to pc byte by byte. Block size: bs=1Mb, copies 3072 blocks. Result is 3 Gb image</text:p>
      <text:p text:style-name="Table"><text:span text:style-name="T177">(Check<text:s/></text:span><text:a xlink:href="https://www.raspberrypi.org/forums/viewtopic.php?f=26&amp;t=5947&amp;start=25" office:target-frame-name="_top" xlink:show="replace"><text:span text:style-name="T178">here</text:span></text:a><text:span text:style-name="T179">)</text:span></text:p>
      <text:p text:style-name="P180"/>
      <text:h text:style-name="Heading1" text:outline-level="1">Headless setup</text:h>
      <text:p text:style-name="Textbody">In order to control the Rpi without a monitor, connection to network <text:s/>is necessary. SSH connection can be established over the same local network or over the Internet</text:p>
      <text:h text:style-name="Heading2" text:outline-level="2"><text:s/>WI-FI+SSH</text:h>
      <text:p text:style-name="Textbody">Before first boot:</text:p>
      <text:list text:style-name="Numbering1">
        <text:list-item text:start-value="1">
          <text:p text:style-name="P181">copy wpa_supplicant.conf file to /boot folder<text:s/>to connect to eduroam<text:s/>make sure you copy your UPatrasEAPCA.crt certificate to the<text:s/>specified<text:s/>path</text:p>
        </text:list-item>
        <text:list-item>
          <text:p text:style-name="P182">create empty file named "ssh" (without extension) in /boot folder</text:p>
        </text:list-item>
        <text:list-item>
          <text:p text:style-name="P183">Boot raspberry</text:p>
        </text:list-item>
      </text:list>
      <text:p text:style-name="Textbody">instructions for SSH (Linux)<text:s/><text:a xlink:href="https://www.raspberrypi.org/documentation/remote-access/ssh/unix.md" office:target-frame-name="_top" xlink:show="replace">here</text:a></text:p>
      <text:soft-page-break/>
      <text:h text:style-name="Heading2" text:outline-level="2">System updates</text:h>
      <text:p text:style-name="Textbody">Make sure that the OS uses all sd card size using</text:p>
      <text:p text:style-name="Textbody">sudo raspi-config</text:p>
      <text:p text:style-name="Textbody">Advanced options → expand filesystem</text:p>
      <text:p text:style-name="Textbody">Make sure that locales are set to en_US.UTF-8 using</text:p>
      <text:p text:style-name="Textbody">sudo raspi-config</text:p>
      <text:p text:style-name="Textbody">Localisation</text:p>
      <text:p text:style-name="Textbody">select en_US.UTF-8 and el_GR.UTF-8</text:p>
      <text:p text:style-name="Textbody"/>
      <text:p text:style-name="Textbody">sudo apt-get update</text:p>
      <text:p text:style-name="Textbody">sudo apt-get dist-upgrade <text:s text:c="2"/># patience for raspbian full</text:p>
      <text:p text:style-name="Textbody">sudo apt-get clean<text:tab/><text:tab/># removes unnecessary files from previous versions</text:p>
      <text:h text:style-name="Heading2" text:outline-level="2">Find IP</text:h>
      <text:h text:style-name="Heading" text:outline-level="5">Linux</text:h>
      <text:p text:style-name="Textbody">Install nmap:</text:p>
      <text:p text:style-name="Textbody">sudo apt install nmap</text:p>
      <text:p text:style-name="Textbody">Run:</text:p>
      <text:p text:style-name="Textbody">sudo nmap -sn 192.168.2.0/24</text:p>
      <text:p text:style-name="Textbody">or:</text:p>
      <text:p text:style-name="Textbody">nmap 192.168.2.0/24 -sL | grep pi</text:p>
      <text:p text:style-name="Textbody"/>
      <text:h text:style-name="Heading2" text:outline-level="2">Security</text:h>
      <text:p text:style-name="Textbody">See<text:s/><text:a xlink:href="https://www.raspberrypi.org/documentation/configuration/security.md" office:target-frame-name="_top" xlink:show="replace">raspberry documentation</text:a><text:s/>and<text:s/><text:a xlink:href="https://www.madirish.net/566" office:target-frame-name="_top" xlink:show="replace">mad irish</text:a></text:p>
      <text:h text:style-name="Heading" text:outline-level="5">Improving SSH security</text:h>
      <text:list text:style-name="LFO8" text:continue-numbering="true">
        <text:list-item>
          <text:p text:style-name="P184">Paste sshd_config file to /etc/ssh/ folder in sd card (replace existing)</text:p>
        </text:list-item>
      </text:list>
      <text:p text:style-name="Textbody">OR</text:p>
      <text:list text:style-name="LFO9" text:continue-numbering="true">
        <text:list-item>
          <text:p text:style-name="P185">Edit sshd configurations file</text:p>
        </text:list-item>
      </text:list>
      <text:p text:style-name="Textbody"><text:tab/>sudo nano /etc/ssh/sshd_config</text:p>
      <text:list text:style-name="LFO10" text:continue-numbering="true">
        <text:list-item>
          <text:p text:style-name="P186">Make sure the following are in the sshd_config file:</text:p>
        </text:list-item>
      </text:list>
      <text:p text:style-name="Textbody"/>
      <text:soft-page-break/>
      <text:p text:style-name="Textbody"># Authentication:</text:p>
      <text:p text:style-name="Textbody">LoginGraceTime 120</text:p>
      <text:p text:style-name="Textbody">PermitRootLogin no</text:p>
      <text:p text:style-name="Textbody">StrictModes yes</text:p>
      <text:p text:style-name="Textbody"/>
      <text:p text:style-name="Textbody">RSAAuthentication yes</text:p>
      <text:p text:style-name="Textbody">PubkeyAuthentication yes</text:p>
      <text:p text:style-name="Textbody">AuthorizedKeysFile <text:s text:c="5"/>%h/.ssh/authorized_keys</text:p>
      <text:p text:style-name="Textbody"/>
      <text:p text:style-name="Textbody"># To disable tunneled clear text passwords, change to no here!</text:p>
      <text:p text:style-name="Textbody">PermitEmptyPasswords no</text:p>
      <text:p text:style-name="Textbody">PasswordAuthentication no</text:p>
      <text:p text:style-name="Textbody"/>
      <text:p text:style-name="Textbody"># Change to yes to enable challenge-response passwords (beware issues with</text:p>
      <text:p text:style-name="Textbody"># some PAM modules and threads)</text:p>
      <text:p text:style-name="Textbody">ChallengeResponseAuthentication no</text:p>
      <text:p text:style-name="Textbody"/>
      <text:p text:style-name="Textbody">UsePAM no</text:p>
      <text:p text:style-name="Textbody"/>
      <text:list text:style-name="LFO11" text:continue-numbering="true">
        <text:list-item>
          <text:p text:style-name="P187">Make .ssh folder in home/whatever_user_name, create authorized_keys file and set permissions:</text:p>
        </text:list-item>
      </text:list>
      <text:p text:style-name="Textbody">mkdir ~/.ssh</text:p>
      <text:p text:style-name="Textbody">chmod 0700 ~/.ssh</text:p>
      <text:p text:style-name="Textbody">touch ~/.ssh/authorized_keys<text:s/><text:tab/></text:p>
      <text:p text:style-name="Textbody">chmod 0600 ~/.ssh/authorized_keys</text:p>
      <text:p text:style-name="Textbody"/>
      <text:list text:style-name="LFO12" text:continue-numbering="true">
        <text:list-item>
          <text:p text:style-name="P188">Generate key on client (laptop/pc) you want to access pi with:</text:p>
        </text:list-item>
      </text:list>
      <text:p text:style-name="Textbody">ssh-keygen</text:p>
      <table:table table:style-name="Table189">
        <table:table-columns>
          <table:table-column table:style-name="TableColumn190"/>
          <table:table-column table:style-name="TableColumn191"/>
        </table:table-columns>
        <table:table-header-rows>
          <table:table-row table:style-name="TableRow192">
            <table:table-cell table:style-name="TableCell193">
              <text:p text:style-name="P194">CLIENT</text:p>
            </table:table-cell>
            <table:table-cell table:style-name="TableCell195">
              <text:p text:style-name="P196">SERVER</text:p>
            </table:table-cell>
          </table:table-row>
        </table:table-header-rows>
        <table:table-row table:style-name="TableRow197">
          <table:table-cell table:style-name="TableCell198">
            <text:p text:style-name="P199">Laptop/PC</text:p>
          </table:table-cell>
          <table:table-cell table:style-name="TableCell200">
            <text:p text:style-name="P201">raspberry</text:p>
          </table:table-cell>
        </table:table-row>
      </table:table>
      <text:p text:style-name="Textbody"/>
      <text:soft-page-break/>
      <text:p text:style-name="Textbody"><text:s/>Generated keys are<text:s/>stored by default in the .ssh folder in the user's home directory</text:p>
      <table:table table:style-name="Table202">
        <table:table-columns>
          <table:table-column table:style-name="TableColumn203"/>
          <table:table-column table:style-name="TableColumn204"/>
        </table:table-columns>
        <table:table-header-rows>
          <table:table-row table:style-name="TableRow205">
            <table:table-cell table:style-name="TableCell206">
              <text:p text:style-name="P207">Private key</text:p>
            </table:table-cell>
            <table:table-cell table:style-name="TableCell208">
              <text:p text:style-name="P209">Public key</text:p>
            </table:table-cell>
          </table:table-row>
        </table:table-header-rows>
        <table:table-row table:style-name="TableRow210">
          <table:table-cell table:style-name="TableCell211">
            <text:p text:style-name="P212">id_rsa</text:p>
          </table:table-cell>
          <table:table-cell table:style-name="TableCell213">
            <text:p text:style-name="P214">id_rsa.pub</text:p>
          </table:table-cell>
        </table:table-row>
        <table:table-row table:style-name="TableRow215">
          <table:table-cell table:style-name="TableCell216">
            <text:p text:style-name="P217">NEVER LEAVE CLIENT</text:p>
          </table:table-cell>
          <table:table-cell table:style-name="TableCell218">
            <text:p text:style-name="P219">Copy from client to server</text:p>
          </table:table-cell>
        </table:table-row>
      </table:table>
      <text:p text:style-name="P220"/>
      <text:list text:style-name="LFO13" text:continue-numbering="true">
        <text:list-item>
          <text:p text:style-name="P221">Copy contents of id_rsa.pub file to ~/.ssh/authorized_keys in raspberry</text:p>
        </text:list-item>
      </text:list>
      <text:p text:style-name="P222">sudo nano<text:s/>~/.ssh/authorized_keys</text:p>
      <text:list text:style-name="LFO14" text:continue-numbering="true">
        <text:list-item>
          <text:p text:style-name="P223">Reboot pi or restart ssh <text:s/>service:</text:p>
        </text:list-item>
      </text:list>
      <text:p text:style-name="Textbody">sudo systemctl restart ssh</text:p>
      <text:p text:style-name="Textbody"/>
      <text:h text:style-name="Heading" text:outline-level="5">Firewall</text:h>
      <text:p text:style-name="Textbody">See<text:s/><text:a xlink:href="https://www.raspberrypi.org/documentation/configuration/security.md" office:target-frame-name="_top" xlink:show="replace">Raspberry documentation</text:a></text:p>
      <text:p text:style-name="Textbody">sudo apt install ufw</text:p>
      <text:p text:style-name="Textbody">sudo ufw allow ssh</text:p>
      <text:p text:style-name="Textbody">sudo ufw<text:s/>enable</text:p>
      <text:h text:style-name="Heading" text:outline-level="5">Fail2ban</text:h>
      <text:p text:style-name="Textbody">sudo apt install fail2ban</text:p>
      <text:p text:style-name="Textbody">sudo cp /etc/fail2ban/jail.conf /etc/fail2ban/jail.local</text:p>
      <text:p text:style-name="Textbody"># sudo nano /etc/fail2ban/jail.local</text:p>
      <text:h text:style-name="Heading2" text:outline-level="2">One-wire support</text:h>
      <text:p text:style-name="Textbody">(See<text:s/><text:a xlink:href="https://pimylifeup.com/raspberry-pi-temperature-sensor/" office:target-frame-name="_top" xlink:show="replace">here</text:a>)</text:p>
      <text:p text:style-name="Textbody">sudo nano /boot/config.txt</text:p>
      <text:list text:style-name="LFO15" text:continue-numbering="true">
        <text:list-item>
          <text:p text:style-name="P224">At the end of the file add:</text:p>
        </text:list-item>
      </text:list>
      <text:p text:style-name="Textbody"><text:tab/>dtoverlay=w1-gpio</text:p>
      <text:p text:style-name="Textbody"><text:span text:style-name="T225">NOTE:<text:s/></text:span>in order to use other than GPIO4 (7 physical) speciffy the pin number to read OneWire like so:</text:p>
      <text:p text:style-name="Textbody"><text:tab/>dtoverlay=w1-gpio,<text:span text:style-name="T226">gpiopin=17 # gpiopin is<text:s/></text:span><text:span text:style-name="T227">NOT<text:s/></text:span><text:span text:style-name="T228">the physical pin number</text:span></text:p>
      <text:p text:style-name="Textbody">sudo reboot</text:p>
      <text:p text:style-name="Textbody">sudo modprobe w1-gpio</text:p>
      <text:p text:style-name="Textbody">sudo modprobe w1-therm</text:p>
      <text:list text:style-name="LFO16" text:continue-numbering="true">
        <text:list-item>
          <text:p text:style-name="P229">With temperature sensor connected check for output files:</text:p>
        </text:list-item>
      </text:list>
      <text:soft-page-break/>
      <text:p text:style-name="Textbody"><text:tab/>cd /sys/bus/w1/devices</text:p>
      <text:p text:style-name="Textbody"><text:tab/>ls</text:p>
      <text:p text:style-name="Textbody"><text:tab/>cd 28-000007602ffa <text:s text:c="2"/>(or whatever file name your system created)</text:p>
      <text:p text:style-name="Textbody"><text:tab/>cat w1_slave</text:p>
      <text:h text:style-name="Heading2" text:outline-level="2">Python Libraries</text:h>
      <text:h text:style-name="Heading" text:outline-level="5">PIP</text:h>
      <text:p text:style-name="Textbody">sudo apt-get install python3-pip</text:p>
      <text:h text:style-name="Heading" text:outline-level="5">requests</text:h>
      <text:p text:style-name="Textbody">pip3 install requests</text:p>
      <text:h text:style-name="Heading" text:outline-level="5">RPi.GPIO</text:h>
      <text:p text:style-name="Textbody">sudo apt-get -y install python3-rpi.gpio</text:p>
      <text:h text:style-name="Heading" text:outline-level="5">pi_sht1x</text:h>
      <text:p text:style-name="Textbody">pip3 install pi-sht1x</text:p>
      <text:list text:style-name="LFO17" text:continue-numbering="true">
        <text:list-item>
          <text:p text:style-name="P230">run humiture3.py</text:p>
        </text:list-item>
      </text:list>
      <text:p text:style-name="Textbody">if you get import error for pi_sht1x, download from<text:s/><text:a xlink:href="https://pypi.python.org/pypi/Pi-Sht1x" office:target-frame-name="_top" xlink:show="replace">pypi</text:a></text:p>
      <text:p text:style-name="Textbody">extract tar.gz file</text:p>
      <text:p text:style-name="Textbody">cd pi-sht1x-1.0.9</text:p>
      <text:p text:style-name="Textbody">sudo python3 setup.py install</text:p>
      <text:h text:style-name="Heading" text:outline-level="5">serial</text:h>
      <text:p text:style-name="Textbody">sudo apt-get install python3-serial</text:p>
      <text:list text:style-name="LFO18" text:continue-numbering="true">
        <text:list-item>
          <text:p text:style-name="P231">sudo raspi-config</text:p>
        </text:list-item>
      </text:list>
      <text:p text:style-name="Textbody">serial</text:p>
      <text:p text:style-name="Textbody">disable serial login</text:p>
      <text:p text:style-name="Textbody">enable serial port</text:p>
      <text:list text:style-name="LFO19" text:continue-numbering="true">
        <text:list-item>
          <text:p text:style-name="P232">sudo reboot</text:p>
        </text:list-item>
      </text:list>
      <text:h text:style-name="Heading" text:outline-level="5">APScheduler</text:h>
      <text:p text:style-name="Textbody">pip3 install apscheduler</text:p>
      <text:h text:style-name="Heading" text:outline-level="5">pygsheets</text:h>
      <text:p text:style-name="Textbody">pip3 install pygsheets</text:p>
      <text:p text:style-name="Textbody"/>
      <text:h text:style-name="Heading2" text:outline-level="2">Run Python script at startup</text:h>
      <text:p text:style-name="Textbody">Check<text:s/><text:a xlink:href="https://www.raspberrypi.org/documentation/linux/usage/cron.md" office:target-frame-name="_top" xlink:show="replace">here</text:a></text:p>
      <text:p text:style-name="Textbody">crontab -e</text:p>
      <text:p text:style-name="Textbody">choose editor (preferably nano)</text:p>
      <text:p text:style-name="Textbody">At the end<text:s/>of file add:</text:p>
      <text:p text:style-name="Textbody">@reboot python /home/rz1/name_of_Python_script.py &amp;</text:p>
      <text:p text:style-name="Textbody"/>
      <text:h text:style-name="Heading1" text:outline-level="1"/>
      <text:h text:style-name="Heading1" text:outline-level="1">Remote Access</text:h>
      <text:p text:style-name="Textbody"/>
      <text:h text:style-name="Heading2" text:outline-level="2">SSH over Internet</text:h>
      <text:h text:style-name="Heading" text:outline-level="5">Remot3.it</text:h>
      <text:p text:style-name="Textbody">One account allows access to multiple devices via SSH or VNC over Internet</text:p>
      <text:h text:style-name="Heading" text:outline-level="5">Installation</text:h>
      <text:p text:style-name="Textbody">sudo apt-get update</text:p>
      <text:p text:style-name="Textbody">sudo apt-get install<text:s/>weavedconnectd</text:p>
      <text:p text:style-name="Textbody">sudo weavedinstaller</text:p>
      <text:h text:style-name="Heading" text:outline-level="5">Configuration</text:h>
      <text:p text:style-name="P233">Must be done for each Rpi individually</text:p>
      <text:p text:style-name="Textbody"><text:tab/>Option 1:"Sign in..." -&gt;Enter mail and password for remot3.it account</text:p>
      <text:p text:style-name="Textbody"><text:tab/>Give a name to the devices</text:p>
      <text:p text:style-name="Textbody"><text:tab/>Option 1:"Attatch/reinstall…"</text:p>
      <text:p text:style-name="Textbody"><text:tab/>Option 1: "SSH on port 22"</text:p>
      <text:p text:style-name="Textbody"><text:a xlink:href="http://forum.weaved.com/t/how-to-get-started-with-remot3-it-for-pi/1029" office:target-frame-name="_top" xlink:show="replace">Check here</text:a></text:p>
      <text:p text:style-name="Textbody"/>
      <text:p text:style-name="Textbody"><text:a xlink:href="http://forum.weaved.com/t/connect-to-your-pi-using-remot3-it/1037" office:target-frame-name="_top" xlink:show="replace">How to connect</text:a></text:p>
      <text:p text:style-name="Textbody">LINUX: paste in terminal</text:p>
      <text:p text:style-name="Textbody">WINDOWS: Putty</text:p>
      <text:p text:style-name="Textbody"/>
      <text:h text:style-name="Heading2" text:outline-level="2">FTP-SFTP over Internet</text:h>
      <text:h text:style-name="Heading" text:outline-level="5">FILEZILLA</text:h>
      <text:p text:style-name="P234">Installation on RPi is not required</text:p>
      <text:p text:style-name="Textbody">Enter hostname and port from remot3.it like this:</text:p>
      <text:p text:style-name="Textbody">Host: sftp://proxy50.rt3.io</text:p>
      <text:p text:style-name="Textbody">username: rz1</text:p>
      <text:p text:style-name="Textbody">password:</text:p>
      <text:p text:style-name="Textbody">port: 34867</text:p>
      <text:h text:style-name="Heading1" text:outline-level="1">Backup to cloud</text:h>
      <text:p text:style-name="Textbody"/>
      <text:h text:style-name="Heading2" text:outline-level="2">rclone</text:h>
      <text:h text:style-name="Heading" text:outline-level="5">Installation</text:h>
      <text:p text:style-name="Textbody">(see also<text:s/><text:a xlink:href="https://github.com/pageauc/rclone4pi/wiki#how-to-configure-a-remote-storage-service" office:target-frame-name="_top" xlink:show="replace">here</text:a><text:s/>for detailed installation and setup instructions)</text:p>
      <text:p text:style-name="Textbody">curl -L https://raw.github.com/pageauc/rclone4pi/master/rclone-install.sh | bash</text:p>
      <text:h text:style-name="Heading" text:outline-level="5">Setup</text:h>
      <text:p text:style-name="Textbody">rclone config</text:p>
      <text:h text:style-name="Heading" text:outline-level="5">Commands</text:h>
      <text:p text:style-name="Textbody">rclone help<text:tab/><text:tab/># general help</text:p>
      <text:p text:style-name="Textbody">rclone sync -h<text:tab/># help for sync command</text:p>
      <text:p text:style-name="Textbody">Rclone modifies<text:s/><text:span text:style-name="T235">destination</text:span><text:s/>to match<text:s/><text:span text:style-name="T236">source</text:span><text:s/>with the following syntax:</text:p>
      <text:p text:style-name="Textbody">rclone &lt;flags&gt; &lt;command&gt; &lt;SOURCE&gt; &lt;DESTINATION&gt;</text:p>
      <text:p text:style-name="Textbody"/>
      <text:p text:style-name="Textbody">rclone sync ~/local_folder remote:/remote_folder<text:s/><text:tab/># modifies<text:s/>remote to match local</text:p>
      <text:p text:style-name="Textbody"/>
      <text:p text:style-name="Textbody">remote = name of remote as set during rclone config googledrive_orestispanago</text:p>
      <text:p text:style-name="Textbody"/>
      <text:soft-page-break/>
      <text:h text:style-name="Heading2" text:outline-level="2">Scheduled backup</text:h>
      <text:h text:style-name="Heading" text:outline-level="5">Cron</text:h>
      <text:p text:style-name="Textbody">See also<text:s/><text:a xlink:href="https://www.raspberrypi.org/documentation/linux/usage/cron.md" office:target-frame-name="_top" xlink:show="replace">here</text:a></text:p>
      <text:p text:style-name="Textbody">crontab -e</text:p>
      <text:p text:style-name="Textbody"/>
      <text:list text:style-name="LFO20" text:continue-numbering="true">
        <text:list-item>
          <text:p text:style-name="P237">rclone copy skips unchanged<text:s/>files</text:p>
        </text:list-item>
      </text:list>
      <text:p text:style-name="Textbody"># Daily backup at 01:00</text:p>
      <text:p text:style-name="Textbody">0 1 * * * rclone copy ~/rz1_raw googledrive_orestispanago:/RDAQ/rz1_raw</text:p>
      <text:p text:style-name="Textbody"/>
      <text:h text:style-name="Heading2" text:outline-level="2">Cron jobs</text:h>
      <text:p text:style-name="Textbody"/>
      <text:h text:style-name="Heading" text:outline-level="5">Output to file</text:h>
      <text:p text:style-name="Textbody">Individual cron jobs outputs can be writen to files (.err, .txt, .log etc) in write ( &gt; ) or append mode ( &gt;&gt; ).</text:p>
      <text:p text:style-name="Textbody">To<text:s/>append cron job output to file:</text:p>
      <text:p text:style-name="Textbody">&gt;&gt; ~/some_job.err (or .txt, .log etc)</text:p>
      <text:p text:style-name="Textbody">Example used on my laptop:</text:p>
      <text:p text:style-name="Textbody"># Every minute run python script and append outputs to file.</text:p>
      <text:p text:style-name="Textbody">* * * * * ~/.anaconda3/bin/python3 ~/Dropbox/Projects/Raspberry/scripts/Testing/Thingspeak/Uploader_Thingspeak_v1.py &gt;&gt; ~/some_job.err</text:p>
      <text:p text:style-name="Textbody"/>
      <text:p text:style-name="Textbody"/>
      <text:p text:style-name="P238"/>
      <text:h text:style-name="Heading1" text:outline-level="1">Mail alerts</text:h>
      <text:p text:style-name="Textbody"/>
      <text:p text:style-name="Textbody">executes mailer.py <text:s/>script at system startup (mails IP):</text:p>
      <text:p text:style-name="Textbody">@reboot python3 /home/rz1/mailer.py &amp;<text:tab/><text:tab/></text:p>
      <text:p text:style-name="Textbody"/>
      <text:p text:style-name="Textbody">‘&amp;’ character allows other processes to complete while rebooting</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weight-complex="bold" fo:font-style="normal" style:font-style-asian="normal" fo:font-size="20pt" style:font-size-asian="20pt" style:font-size-complex="18pt" fo:hyphenate="false"/>
    </style:style>
    <style:style style:name="Heading2" style:display-name="Heading 2" style:family="paragraph" style:parent-style-name="Heading" style:next-style-name="Textbody" style:default-outline-level="2">
      <style:paragraph-properties fo:margin-top="0.1388in"/>
      <style:text-properties style:font-weight-complex="bold" fo:font-style="normal" style:font-style-asian="normal" fo:hyphenate="false"/>
    </style:style>
    <style:style style:name="Heading3" style:display-name="Heading 3" style:family="paragraph" style:parent-style-name="Heading" style:next-style-name="Textbody" style:default-outline-level="3">
      <style:paragraph-properties fo:margin-top="0.0972in"/>
      <style:text-properties style:font-weight-complex="bold" fo:font-style="normal" style:font-style-asian="normal"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fo:color="#00000A" fo:hyphenate="false"/>
    </style:style>
    <style:style style:name="Heading" style:display-name="Heading" style:family="paragraph" style:parent-style-name="Standard" style:next-style-name="Textbody" style:auto-update="true" style:default-outline-level="5">
      <style:paragraph-properties fo:keep-with-next="always" fo:margin-top="0.1666in" fo:margin-bottom="0.0833in"/>
      <style:text-properties style:font-name="Liberation Sans" fo:font-weight="bold" style:font-weight-asian="bold" fo:font-style="italic" style:font-style-asian="italic"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Liberation Sans" style:font-name-asian="Liberation Sans" style:font-name-complex="Liberation San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default-outline-level="5">
      <style:paragraph-properties fo:text-align="center"/>
      <style:text-properties style:font-weight-complex="bold" fo:font-size="28pt" style:font-size-asian="28pt" style:font-size-complex="28pt" fo:hyphenate="false"/>
    </style:style>
    <style:style style:name="Subtitle" style:display-name="Subtitle" style:family="paragraph" style:parent-style-name="Heading" style:default-outline-level="5">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ext" style:display-name="Text" style:family="paragraph" style:parent-style-name="Caption">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 style:display-name="Table" style:family="paragraph" style:parent-style-name="Captio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NumberingSymbols" style:display-name="Numbering Symbols" style:family="text"/>
    <style:style style:name="Linenumbering" style:display-name="Line numbering" style:family="text"/>
    <style:style style:name="Example" style:display-name="Example" style:family="text">
      <style:text-properties style:font-name="Liberation Mono" style:font-name-asian="DejaVu Sans Mono"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 style:display-name="ListLabel 1" style:family="text">
      <style:text-properties style:font-name="Liberation Sans" style:font-name-asian="Liberation Sans" style:font-name-complex="Symbol"/>
    </style:style>
    <style:style style:name="ListLabel2" style:display-name="ListLabel 2" style:family="text">
      <style:text-properties style:font-name-complex="Symbol"/>
    </style:style>
    <style:style style:name="ListLabel3" style:display-name="ListLabel 3" style:family="text">
      <style:text-properties style:font-name-complex="Symbol"/>
    </style:style>
    <style:style style:name="ListLabel4" style:display-name="ListLabel 4" style:family="text">
      <style:text-properties style:font-name-complex="Symbol"/>
    </style:style>
    <style:style style:name="ListLabel5" style:display-name="ListLabel 5" style:family="text">
      <style:text-properties style:font-name-complex="Symbol"/>
    </style:style>
    <style:style style:name="ListLabel6" style:display-name="ListLabel 6" style:family="text">
      <style:text-properties style:font-name-complex="Symbol"/>
    </style:style>
    <style:style style:name="ListLabel7" style:display-name="ListLabel 7" style:family="text">
      <style:text-properties style:font-name-complex="Symbol"/>
    </style:style>
    <style:style style:name="ListLabel8" style:display-name="ListLabel 8" style:family="text">
      <style:text-properties style:font-name-complex="Symbol"/>
    </style:style>
    <style:style style:name="ListLabel9" style:display-name="ListLabel 9" style:family="text">
      <style:text-properties style:font-name-complex="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DejaVu Sans Mono" style:font-name-complex="Liberation Mono"/>
    </style:style>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1" style:display-name="List 1">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Symbol" style:font-name-complex="Symbol"/>
    </style:style>
    <style:style style:name="WW_CharLFO5LVL3" style:family="text">
      <style:text-properties style:font-name="Symbol" style:font-name-complex="Symbol"/>
    </style:style>
    <style:style style:name="WW_CharLFO5LVL4" style:family="text">
      <style:text-properties style:font-name="Symbol" style:font-name-complex="Symbol"/>
    </style:style>
    <style:style style:name="WW_CharLFO5LVL5" style:family="text">
      <style:text-properties style:font-name="Symbol" style:font-name-complex="Symbol"/>
    </style:style>
    <style:style style:name="WW_CharLFO5LVL6" style:family="text">
      <style:text-properties style:font-name="Symbol" style:font-name-complex="Symbol"/>
    </style:style>
    <style:style style:name="WW_CharLFO5LVL7" style:family="text">
      <style:text-properties style:font-name="Symbol" style:font-name-complex="Symbol"/>
    </style:style>
    <style:style style:name="WW_CharLFO5LVL8" style:family="text">
      <style:text-properties style:font-name="Symbol" style:font-name-complex="Symbol"/>
    </style:style>
    <style:style style:name="WW_CharLFO5LVL9" style:family="text">
      <style:text-properties style:font-name="Symbol" style:font-name-complex="Symbol"/>
    </style:style>
    <text:list-style style:name="WWNum2" style:display-name="WWNum2">
      <text:list-level-style-bullet text:level="1" text:style-name="WW_CharLFO5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ymbol"/>
      </text:list-level-style-bullet>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5"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restes Panagopoulos</meta:initial-creator>
    <dc:creator>orestis</dc:creator>
    <meta:creation-date>2018-03-03T20:54:00Z</meta:creation-date>
    <dc:date>2018-12-27T16:39:00Z</dc:date>
    <meta:template xlink:href="Normal" xlink:type="simple"/>
    <meta:editing-cycles>67</meta:editing-cycles>
    <meta:editing-duration>PT30840S</meta:editing-duration>
    <meta:document-statistic meta:page-count="11" meta:paragraph-count="18" meta:word-count="1460" meta:character-count="9328" meta:row-count="65" meta:non-whitespace-character-count="7886"/>
  </office:meta>
</office:document-meta>
</file>